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itter" svg:font-family="Bitter"/>
    <style:font-face style:name="Consolas" svg:font-family="Consolas, Menlo, Monaco, 'Lucida Console', 'Liberation Mono', 'DejaVu Sans Mono', 'Bitstream Vera Sans Mono', 'Courier New', monospace, sans-serif"/>
    <style:font-face style:name="Lato" svg:font-family="Lato, LatoFallback, Arial, sans-serif"/>
    <style:font-face style:name="Open Sans" svg:font-family="'Open Sans', Helvetica, sans-serif"/>
    <style:font-face style:name="PT Serif" svg:font-family="'PT Serif', serif"/>
    <style:font-face style:name="Verdana1" svg:font-family="Verdana, Geneva, Tahoma, Arial, Helvetica, sans-serif"/>
    <style:font-face style:name="Verdana" svg:font-family="Verdana, Geneva, sans-serif"/>
    <style:font-face style:name="Verdana2" svg:font-family="Verdana, sans-serif"/>
    <style:font-face style:name="arial" svg:font-family="arial"/>
    <style:font-face style:name="inherit" svg:font-family="inherit"/>
    <style:font-face style:name="roboto" svg:font-family="roboto, sans-serif"/>
    <style:font-face style:name="verdana:Genera" svg:font-family="verdana:Genera"/>
    <style:font-face style:name="verdana:genera" svg:font-family="verdana:genera"/>
    <style:font-face style:name="verdana:geneva" svg:font-family="verdana:geneva"/>
    <style:font-face style:name="verdana:greneva:" svg:font-family="verdana:greneva:"/>
    <style:font-face style:name="FreeSans1" svg:font-family="FreeSans" style:font-family-generic="swiss"/>
    <style:font-face style:name="verdana:greneva:sans-serif" svg:font-family="verdana:greneva: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50%" fo:orphans="2" fo:widows="2" fo:text-indent="0cm" style:auto-text-indent="false"/>
    </style:style>
    <style:style style:name="P2"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style:use-window-font-color="true" style:font-name="verdana:greneva:" fo:font-size="12pt" fo:letter-spacing="normal"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left="0cm" fo:margin-right="0cm" fo:margin-top="0cm" fo:margin-bottom="0.247cm" loext:contextual-spacing="false" fo:line-height="190%" fo:text-align="justify" style:justify-single-word="false" fo:orphans="2" fo:widows="2" fo:text-indent="0cm" style:auto-text-indent="false"/>
      <style:text-properties fo:font-variant="normal" fo:text-transform="none" style:use-window-font-color="true" style:font-name="verdana:greneva:sans-serif" fo:font-size="12pt" fo:letter-spacing="normal" fo:font-style="normal" fo:font-weight="bold" style:font-size-asian="12pt" style:font-style-asian="normal" style:font-weight-asian="bold" style:font-size-complex="12pt" style:font-style-complex="normal" style:font-weight-complex="bold"/>
    </style:style>
    <style:style style:name="P4" style:family="paragraph" style:parent-style-name="Heading_20_2">
      <style:paragraph-properties fo:margin-left="0cm" fo:margin-right="0.953cm" fo:margin-top="0cm" fo:margin-bottom="0.397cm" loext:contextual-spacing="false" fo:orphans="2" fo:widows="2" fo:text-indent="0cm" style:auto-text-indent="false" fo:padding="0cm" fo:border="none"/>
      <style:text-properties fo:font-variant="normal" fo:text-transform="none" style:use-window-font-color="true" style:font-name="Lato" fo:font-size="12pt" fo:letter-spacing="normal" fo:font-style="normal" fo:font-weight="bold" style:font-size-asian="12pt" style:font-size-complex="12pt"/>
    </style:style>
    <style:style style:name="P5" style:family="paragraph" style:parent-style-name="Text_20_body">
      <style:paragraph-properties fo:margin-left="0cm" fo:margin-right="0.953cm" fo:margin-top="0cm" fo:margin-bottom="0.397cm" loext:contextual-spacing="false" fo:orphans="2" fo:widows="2" fo:text-indent="0cm" style:auto-text-indent="false" fo:padding="0cm" fo:border="none"/>
      <style:text-properties fo:font-variant="normal" fo:text-transform="none" style:use-window-font-color="true" style:font-name="PT Serif" fo:font-size="12pt" fo:letter-spacing="normal" fo:font-style="normal" fo:font-weight="normal" style:font-size-asian="12pt" style:font-size-complex="12pt"/>
    </style:style>
    <style:style style:name="P6" style:family="paragraph" style:parent-style-name="Text_20_body">
      <style:paragraph-properties fo:margin-left="0cm" fo:margin-right="0.953cm" fo:margin-top="0cm" fo:margin-bottom="0.397cm" loext:contextual-spacing="false" fo:orphans="2" fo:widows="2" fo:text-indent="0cm" style:auto-text-indent="false" fo:padding="0cm" fo:border="none"/>
      <style:text-properties fo:font-variant="normal" fo:text-transform="none" style:use-window-font-color="true" style:font-name="PT Serif" fo:font-size="12pt" fo:letter-spacing="normal" fo:font-style="normal" fo:font-weight="bold" officeooo:rsid="001d7b90" officeooo:paragraph-rsid="001d7b90" style:font-size-asian="12pt" style:font-weight-asian="bold" style:font-size-complex="12pt" style:font-weight-complex="bold"/>
    </style:style>
    <style:style style:name="P7" style:family="paragraph" style:parent-style-name="Text_20_body">
      <style:text-properties fo:font-variant="normal" fo:text-transform="none" style:use-window-font-color="true" style:font-name="roboto" fo:font-size="19.5pt" fo:letter-spacing="normal" fo:font-style="normal" fo:font-weight="bold" style:font-weight-asian="bold" style:font-weight-complex="bold"/>
    </style:style>
    <style:style style:name="P8" style:family="paragraph" style:parent-style-name="Heading_20_1">
      <style:text-properties fo:font-variant="normal" fo:text-transform="none" style:use-window-font-color="true" style:font-name="roboto" fo:font-size="19.5pt" fo:letter-spacing="normal" fo:font-style="normal" fo:font-weight="bold" style:font-weight-asian="bold" style:font-weight-complex="bold"/>
    </style:style>
    <style:style style:name="P9" style:family="paragraph" style:parent-style-name="Standard">
      <style:paragraph-properties fo:margin-left="0cm" fo:margin-right="0cm" fo:margin-top="0cm" fo:margin-bottom="0cm" loext:contextual-spacing="false" fo:line-height="150%" fo:orphans="2" fo:widows="2" fo:text-indent="0cm" style:auto-text-indent="false"/>
      <style:text-properties fo:font-variant="normal" fo:text-transform="none" style:use-window-font-color="true" style:font-name="verdana:greneva:sans-serif" fo:font-size="12pt" fo:letter-spacing="normal" fo:font-style="normal" fo:font-weight="normal" style:font-size-asian="12pt" style:font-style-asian="normal" style:font-weight-asian="normal" style:font-size-complex="12pt" style:font-style-complex="normal" style:font-weight-complex="normal"/>
    </style:style>
    <style:style style:name="P10" style:family="paragraph" style:parent-style-name="Text_20_body">
      <style:text-properties style:font-name="verdana:Genera" officeooo:rsid="00262942" officeooo:paragraph-rsid="00262942"/>
    </style:style>
    <style:style style:name="P11" style:family="paragraph" style:parent-style-name="Text_20_body">
      <style:text-properties style:font-name="verdana:Genera" officeooo:rsid="0027f918" officeooo:paragraph-rsid="0027f918"/>
    </style:style>
    <style:style style:name="P12" style:family="paragraph" style:parent-style-name="Text_20_body" style:list-style-name="L1">
      <style:paragraph-properties fo:margin-left="0cm" fo:margin-right="0cm" fo:margin-top="0cm" fo:margin-bottom="0cm" loext:contextual-spacing="false" fo:line-height="150%" fo:orphans="2" fo:widows="2" fo:text-indent="0cm" style:auto-text-indent="false"/>
      <style:text-properties style:use-window-font-color="true" style:font-name="verdana:greneva:sans-serif" fo:font-size="12pt" style:font-size-asian="12pt" style:font-style-asian="normal" style:font-size-complex="12pt" style:font-style-complex="normal"/>
    </style:style>
    <style:style style:name="P13" style:family="paragraph" style:parent-style-name="Text_20_body" style:list-style-name="L1">
      <style:paragraph-properties fo:margin-left="0cm" fo:margin-right="0cm" fo:margin-top="0cm" fo:margin-bottom="0.397cm" loext:contextual-spacing="false" fo:orphans="2" fo:widows="2" fo:text-indent="0cm" style:auto-text-indent="false" fo:padding="0cm" fo:border="none"/>
      <style:text-properties fo:font-variant="normal" fo:text-transform="none" style:use-window-font-color="true" style:font-name="PT Serif" fo:font-size="12pt" fo:letter-spacing="normal" fo:font-style="normal" fo:font-weight="normal" style:font-size-asian="12pt" style:font-size-complex="12pt"/>
    </style:style>
    <style:style style:name="P14"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use-window-font-color="true" style:font-name="verdana:greneva:sans-serif" fo:font-size="12pt" fo:letter-spacing="normal" fo:font-style="normal" fo:font-weight="bold" style:font-size-asian="12pt" style:font-style-asian="normal" style:font-weight-asian="bold" style:font-size-complex="12pt" style:font-style-complex="normal" style:font-weight-complex="bold"/>
    </style:style>
    <style:style style:name="P15" style:family="paragraph" style:parent-style-name="Text_20_body">
      <style:paragraph-properties fo:margin-left="0cm" fo:margin-right="0cm" fo:orphans="2" fo:widows="2" fo:text-indent="0cm" style:auto-text-indent="false"/>
      <style:text-properties style:font-name="Verdana2" officeooo:paragraph-rsid="00262942"/>
    </style:style>
    <style:style style:name="P16" style:family="paragraph" style:parent-style-name="Text_20_body">
      <style:paragraph-properties fo:margin-left="0cm" fo:margin-right="0cm" fo:orphans="2" fo:widows="2" fo:text-indent="0cm" style:auto-text-indent="false"/>
      <style:text-properties fo:font-variant="normal" fo:text-transform="none" style:use-window-font-color="true" style:font-name="Verdana2" fo:font-size="11.25pt" fo:letter-spacing="normal" fo:font-style="normal" fo:font-weight="normal" style:font-weight-asian="normal" style:font-weight-complex="normal"/>
    </style:style>
    <style:style style:name="P17" style:family="paragraph" style:parent-style-name="Text_20_body">
      <style:paragraph-properties fo:margin-left="0cm" fo:margin-right="0cm" fo:orphans="2" fo:widows="2" fo:text-indent="0cm" style:auto-text-indent="false"/>
      <style:text-properties fo:font-variant="normal" fo:text-transform="none" style:use-window-font-color="true" style:font-name="Verdana2" fo:font-size="12pt" fo:letter-spacing="normal" fo:font-style="normal" fo:font-weight="normal" officeooo:paragraph-rsid="0025ed8a" style:font-size-asian="12pt" style:font-size-complex="12pt"/>
    </style:style>
    <style:style style:name="P18" style:family="paragraph" style:parent-style-name="Text_20_body">
      <style:paragraph-properties fo:margin-left="0cm" fo:margin-right="0cm" fo:orphans="2" fo:widows="2" fo:text-indent="0cm" style:auto-text-indent="false"/>
      <style:text-properties fo:font-variant="normal" fo:text-transform="none" style:use-window-font-color="true" style:font-name="verdana:Genera" fo:font-size="11.25pt" fo:letter-spacing="normal" fo:font-style="normal" fo:font-weight="bold" style:font-weight-asian="bold" style:font-weight-complex="bold"/>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list-style-name="L2">
      <style:paragraph-properties fo:margin-left="0cm" fo:margin-right="0.953cm" fo:margin-top="0cm" fo:margin-bottom="0.397cm" loext:contextual-spacing="false" fo:orphans="2" fo:widows="2" fo:text-indent="0cm" style:auto-text-indent="false" fo:padding="0cm" fo:border="none"/>
      <style:text-properties fo:font-variant="normal" fo:text-transform="none" style:use-window-font-color="true" style:font-name="PT Serif" fo:font-size="12pt" fo:letter-spacing="normal" fo:font-style="normal" fo:font-weight="normal" style:font-size-asian="12pt" style:font-size-complex="12pt"/>
    </style:style>
    <style:style style:name="P21" style:family="paragraph" style:parent-style-name="Text_20_body" style:list-style-name="L3">
      <style:paragraph-properties fo:margin-left="0cm" fo:margin-right="0.953cm" fo:margin-top="0cm" fo:margin-bottom="0.397cm" loext:contextual-spacing="false" fo:orphans="2" fo:widows="2" fo:text-indent="0cm" style:auto-text-indent="false" fo:padding="0cm" fo:border="none"/>
      <style:text-properties fo:font-variant="normal" fo:text-transform="none" style:use-window-font-color="true" style:font-name="PT Serif" fo:font-size="12pt" fo:letter-spacing="normal" fo:font-style="normal" fo:font-weight="normal" style:font-size-asian="12pt" style:font-size-complex="12pt"/>
    </style:style>
    <style:style style:name="P22" style:family="paragraph" style:parent-style-name="Text_20_body">
      <style:paragraph-properties fo:margin-left="0cm" fo:margin-right="0.953cm" fo:margin-top="0cm" fo:margin-bottom="0.397cm" loext:contextual-spacing="false" fo:orphans="2" fo:widows="2" fo:text-indent="0cm" style:auto-text-indent="false" fo:padding="0cm" fo:border="none"/>
      <style:text-properties fo:font-variant="normal" fo:text-transform="none" fo:color="#000000" style:font-name="arial" fo:font-size="12pt" fo:letter-spacing="normal" fo:font-style="normal" fo:font-weight="bold" officeooo:rsid="001d7b90" officeooo:paragraph-rsid="001d7b90" style:font-size-asian="12pt" style:font-weight-asian="bold" style:font-size-complex="12pt" style:font-weight-complex="bold"/>
    </style:style>
    <style:style style:name="P23" style:family="paragraph" style:parent-style-name="Text_20_body">
      <style:paragraph-properties fo:margin-left="0cm" fo:margin-right="0.953cm" fo:margin-top="0cm" fo:margin-bottom="0.397cm" loext:contextual-spacing="false" fo:orphans="2" fo:widows="2" fo:text-indent="0cm" style:auto-text-indent="false" fo:padding="0cm" fo:border="none"/>
      <style:text-properties officeooo:paragraph-rsid="001d7b90"/>
    </style:style>
    <style:style style:name="P24" style:family="paragraph" style:parent-style-name="Text_20_body" style:list-style-name="L4">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font-name="Verdana" fo:font-size="12pt" fo:letter-spacing="normal" fo:font-style="normal" fo:font-weight="normal"/>
    </style:style>
    <style:style style:name="P25" style:family="paragraph" style:parent-style-name="Text_20_body" style:list-style-name="L5">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text-line-through-style="none" style:text-line-through-type="none" style:font-name="verdana:geneva" fo:font-size="10.5pt" fo:letter-spacing="normal" fo:font-style="normal" style:text-underline-style="none" fo:font-weight="normal" style:text-blinking="false" style:font-size-asian="12pt" style:font-weight-asian="bold" style:font-size-complex="12pt" style:font-weight-complex="bold"/>
    </style:style>
    <style:style style:name="P26" style:family="paragraph" style:parent-style-name="Text_20_body" style:list-style-name="L5">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text-line-through-style="none" style:text-line-through-type="none" style:font-name="verdana:geneva" fo:font-size="10.5pt" fo:letter-spacing="normal" fo:font-style="normal" style:text-underline-style="none" fo:font-weight="normal" officeooo:paragraph-rsid="0025ed8a" style:text-blinking="false" style:font-size-asian="12pt" style:font-weight-asian="bold" style:font-size-complex="12pt" style:font-weight-complex="bold"/>
    </style:style>
    <style:style style:name="P27" style:family="paragraph" style:parent-style-name="Text_20_body" style:list-style-name="L5">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text-line-through-style="none" style:text-line-through-type="none" style:font-name="verdana:geneva" fo:font-size="10.5pt" fo:letter-spacing="normal" fo:font-style="normal" style:text-underline-style="none" fo:font-weight="normal" officeooo:rsid="00229818" officeooo:paragraph-rsid="00229818" style:text-blinking="false" style:font-size-asian="12pt" style:font-weight-asian="bold" style:font-size-complex="12pt" style:font-weight-complex="bold"/>
    </style:style>
    <style:style style:name="P28" style:family="paragraph" style:parent-style-name="Text_20_body" style:list-style-name="L5">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text-line-through-style="none" style:text-line-through-type="none" style:font-name="verdana:geneva" fo:font-size="10.5pt" fo:letter-spacing="normal" fo:font-style="normal" style:text-underline-style="none" fo:font-weight="normal" officeooo:rsid="00229818" officeooo:paragraph-rsid="0025ed8a" style:text-blinking="false" style:font-size-asian="12pt" style:font-weight-asian="bold" style:font-size-complex="12pt" style:font-weight-complex="bold"/>
    </style:style>
    <style:style style:name="P29" style:family="paragraph" style:parent-style-name="Text_20_body">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text-line-through-style="none" style:text-line-through-type="none" style:font-name="verdana:geneva" fo:font-size="12pt" fo:letter-spacing="normal" fo:font-style="normal" style:text-underline-style="none" fo:font-weight="bold" officeooo:rsid="00229818" officeooo:paragraph-rsid="00229818" style:text-blinking="false" style:font-size-asian="12pt" style:font-weight-asian="bold" style:font-size-complex="12pt" style:font-weight-complex="bold"/>
    </style:style>
    <style:style style:name="P30" style:family="paragraph" style:parent-style-name="Text_20_body">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font-name="verdana:geneva" fo:font-size="12pt" fo:letter-spacing="normal" fo:font-style="normal" fo:font-weight="bold" style:font-size-asian="12pt" style:font-weight-asian="bold" style:font-size-complex="12pt" style:font-weight-complex="bold"/>
    </style:style>
    <style:style style:name="P31" style:family="paragraph" style:parent-style-name="Text_20_body">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font-name="verdana:geneva" fo:font-size="12pt" fo:letter-spacing="normal" fo:font-style="normal" fo:font-weight="bold" officeooo:paragraph-rsid="00229818"/>
    </style:style>
    <style:style style:name="P32" style:family="paragraph" style:parent-style-name="Text_20_body">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font-name="verdana:geneva" fo:font-size="12pt" fo:letter-spacing="normal" fo:font-style="normal" fo:font-weight="normal" style:font-size-asian="12pt" style:font-size-complex="12pt"/>
    </style:style>
    <style:style style:name="P33" style:family="paragraph" style:parent-style-name="Text_20_body" style:list-style-name="L7">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font-name="Verdana1" fo:font-size="11.25pt" fo:letter-spacing="normal" fo:font-style="normal" fo:font-weight="normal" officeooo:paragraph-rsid="00237a3b"/>
    </style:style>
    <style:style style:name="P34" style:family="paragraph" style:parent-style-name="Text_20_body">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font-name="Verdana1" fo:font-size="11.25pt" fo:letter-spacing="normal" fo:font-style="normal" fo:font-weight="normal" officeooo:rsid="0023c012" officeooo:paragraph-rsid="0023c012"/>
    </style:style>
    <style:style style:name="P35" style:family="paragraph" style:parent-style-name="Text_20_body">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font-name="Verdana1" fo:font-size="11.25pt" fo:letter-spacing="normal" fo:font-style="normal" fo:font-weight="normal" officeooo:rsid="0023c012" officeooo:paragraph-rsid="0023c012" style:font-weight-asian="normal" style:font-weight-complex="normal"/>
    </style:style>
    <style:style style:name="P36" style:family="paragraph" style:parent-style-name="Text_20_body">
      <style:paragraph-properties fo:margin-top="0cm" fo:margin-bottom="0.247cm" loext:contextual-spacing="false" fo:line-height="190%" fo:text-align="justify" style:justify-single-word="false" fo:orphans="2" fo:widows="2" fo:padding="0cm" fo:border="none"/>
      <style:text-properties fo:font-variant="normal" fo:text-transform="none" style:use-window-font-color="true" style:font-name="Verdana2" fo:font-size="11.25pt" fo:letter-spacing="normal" fo:font-style="normal" fo:font-weight="normal" officeooo:rsid="0023c012" officeooo:paragraph-rsid="0023c012" style:font-weight-asian="normal" style:font-weight-complex="normal"/>
    </style:style>
    <style:style style:name="P37" style:family="paragraph" style:parent-style-name="Text_20_body">
      <style:paragraph-properties fo:margin-top="0cm" fo:margin-bottom="0.247cm" loext:contextual-spacing="false" fo:line-height="190%" fo:text-align="justify" style:justify-single-word="false" fo:orphans="2" fo:widows="2" fo:padding="0cm" fo:border="none"/>
      <style:text-properties style:use-window-font-color="true" officeooo:paragraph-rsid="00229818"/>
    </style:style>
    <style:style style:name="P38" style:family="paragraph" style:parent-style-name="Text_20_body">
      <style:paragraph-properties fo:margin-top="0cm" fo:margin-bottom="0.247cm" loext:contextual-spacing="false" fo:line-height="190%" fo:text-align="justify" style:justify-single-word="false" fo:orphans="2" fo:widows="2" fo:padding="0cm" fo:border="none"/>
      <style:text-properties style:use-window-font-color="true" fo:font-weight="bold" officeooo:paragraph-rsid="0023c012" style:font-weight-asian="bold" style:font-weight-complex="bold"/>
    </style:style>
    <style:style style:name="P39" style:family="paragraph" style:parent-style-name="Text_20_body">
      <style:paragraph-properties fo:margin-top="0cm" fo:margin-bottom="0.247cm" loext:contextual-spacing="false" fo:line-height="190%" fo:text-align="justify" style:justify-single-word="false" fo:orphans="2" fo:widows="2" fo:padding="0cm" fo:border="none"/>
      <style:text-properties style:use-window-font-color="true" fo:font-weight="bold" officeooo:rsid="0023c012" officeooo:paragraph-rsid="0023c012" style:font-weight-asian="bold" style:font-weight-complex="bold"/>
    </style:style>
    <style:style style:name="P40" style:family="paragraph" style:parent-style-name="Text_20_body">
      <style:paragraph-properties fo:margin-top="0cm" fo:margin-bottom="0.247cm" loext:contextual-spacing="false" fo:line-height="190%" fo:text-align="justify" style:justify-single-word="false" fo:orphans="2" fo:widows="2" fo:padding="0cm" fo:border="none"/>
      <style:text-properties style:use-window-font-color="true" fo:font-size="12pt" fo:font-weight="bold" officeooo:rsid="0023c012" officeooo:paragraph-rsid="0023c012" style:font-size-asian="12pt" style:font-weight-asian="bold" style:font-size-complex="12pt" style:font-weight-complex="bold"/>
    </style:style>
    <style:style style:name="P41" style:family="paragraph" style:parent-style-name="Text_20_body" style:list-style-name="L5">
      <style:paragraph-properties fo:margin-top="0cm" fo:margin-bottom="0.247cm" loext:contextual-spacing="false" fo:line-height="190%" fo:text-align="justify" style:justify-single-word="false" fo:orphans="2" fo:widows="2" fo:padding="0cm" fo:border="none"/>
      <style:text-properties style:use-window-font-color="true" fo:font-size="12pt" fo:font-weight="normal" officeooo:paragraph-rsid="0025ed8a" style:font-size-asian="12pt" style:font-weight-asian="normal" style:font-size-complex="12pt" style:font-weight-complex="normal"/>
    </style:style>
    <style:style style:name="P42" style:family="paragraph" style:parent-style-name="Text_20_body">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1" fo:font-size="11.25pt" fo:letter-spacing="normal" fo:font-style="normal" fo:font-weight="normal"/>
    </style:style>
    <style:style style:name="P43" style:family="paragraph" style:parent-style-name="Text_20_body" style:list-style-name="L8">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1" fo:font-size="11.25pt" fo:letter-spacing="normal" fo:font-style="normal" fo:font-weight="normal"/>
    </style:style>
    <style:style style:name="P44" style:family="paragraph" style:parent-style-name="Text_20_body" style:list-style-name="L9">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1" fo:font-size="11.25pt" fo:letter-spacing="normal" fo:font-style="normal" fo:font-weight="normal"/>
    </style:style>
    <style:style style:name="P45"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style:use-window-font-color="true" style:font-name="verdana:greneva:sans-serif" fo:font-size="12pt" fo:letter-spacing="normal" fo:font-style="normal" fo:font-weight="bold" style:font-size-asian="12pt" style:font-style-asian="normal" style:font-weight-asian="bold" style:font-size-complex="12pt" style:font-style-complex="normal" style:font-weight-complex="bold"/>
    </style:style>
    <style:style style:name="P46" style:family="paragraph" style:parent-style-name="Heading_20_2">
      <style:paragraph-properties fo:margin-left="0cm" fo:margin-right="0cm" fo:margin-top="0cm" fo:margin-bottom="0.397cm" loext:contextual-spacing="false" fo:orphans="2" fo:widows="2" fo:text-indent="0cm" style:auto-text-indent="false" fo:padding="0cm" fo:border="none"/>
      <style:text-properties fo:font-variant="normal" fo:text-transform="none" style:use-window-font-color="true" style:font-name="verdana:greneva:sans-serif" fo:font-size="12pt" fo:letter-spacing="normal" fo:font-style="normal" fo:font-weight="bold" style:font-size-asian="12pt" style:font-style-asian="normal" style:font-weight-asian="bold" style:font-size-complex="12pt" style:font-style-complex="normal" style:font-weight-complex="bold"/>
    </style:style>
    <style:style style:name="T1" style:family="text">
      <style:text-properties fo:font-variant="normal" fo:text-transform="none" style:use-window-font-color="true" style:font-name="verdana:greneva:sans-serif" fo:font-size="12pt" fo:letter-spacing="normal" fo:font-style="normal"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style:use-window-font-color="true" style:font-name="Verdana2" fo:font-size="11.25pt" fo:letter-spacing="normal" fo:font-style="normal" fo:font-weight="bold" style:font-weight-asian="bold" style:font-weight-complex="bold"/>
    </style:style>
    <style:style style:name="T3" style:family="text">
      <style:text-properties fo:font-variant="normal" fo:text-transform="none" style:use-window-font-color="true" style:font-name="Verdana2" fo:font-size="11.25pt" fo:letter-spacing="normal" fo:font-style="normal" fo:font-weight="normal" style:font-weight-asian="normal" style:font-weight-complex="normal"/>
    </style:style>
    <style:style style:name="T4" style:family="text">
      <style:text-properties fo:font-variant="normal" fo:text-transform="none" style:text-line-through-style="none" style:text-line-through-type="none" style:font-name="Open Sans" fo:letter-spacing="normal" fo:font-style="normal" style:text-underline-style="none" style:text-blinking="false" fo:background-color="transparent" loext:char-shading-value="0"/>
    </style:style>
    <style:style style:name="T5" style:family="text">
      <style:text-properties fo:font-variant="normal" fo:text-transform="none" style:font-name="Verdana1" fo:font-size="11.25pt" fo:letter-spacing="normal" fo:font-style="normal"/>
    </style:style>
    <style:style style:name="T6" style:family="text">
      <style:text-properties fo:font-variant="normal" fo:text-transform="none" style:font-name="Verdana1" fo:font-size="11.25pt" fo:letter-spacing="normal" fo:font-style="normal" fo:font-weight="normal"/>
    </style:style>
    <style:style style:name="T7" style:family="text">
      <style:text-properties fo:font-variant="normal" fo:text-transform="none" style:font-name="Verdana1" fo:font-size="11.25pt" fo:letter-spacing="normal" fo:font-style="normal" fo:font-weight="normal" officeooo:rsid="0023c012"/>
    </style:style>
    <style:style style:name="T8" style:family="text">
      <style:text-properties fo:font-variant="normal" fo:text-transform="none" style:font-name="Verdana1" fo:font-size="11.25pt" fo:letter-spacing="normal" fo:font-style="normal" fo:font-weight="bold"/>
    </style:style>
    <style:style style:name="T9" style:family="text">
      <style:text-properties fo:font-variant="normal" fo:text-transform="none" style:font-name="Verdana1" fo:font-size="11.25pt" fo:letter-spacing="normal" fo:font-style="normal" fo:font-weight="bold" officeooo:rsid="0023c012"/>
    </style:style>
    <style:style style:name="T10" style:family="text">
      <style:text-properties fo:font-variant="normal" fo:text-transform="none" style:font-name="Verdana1" fo:font-size="11.25pt" fo:letter-spacing="normal" fo:font-style="normal" officeooo:rsid="0023c012"/>
    </style:style>
    <style:style style:name="T11" style:family="text">
      <style:text-properties fo:font-variant="normal" fo:text-transform="none" fo:color="#000000" style:font-name="Verdana1" fo:font-size="11.25pt" fo:letter-spacing="normal" fo:font-style="normal" fo:font-weight="normal"/>
    </style:style>
    <style:style style:name="T12" style:family="text">
      <style:text-properties fo:font-variant="normal" fo:text-transform="none" fo:color="#000000" style:font-name="Verdana1" fo:font-size="11.25pt" fo:letter-spacing="normal" fo:font-style="normal" fo:font-weight="normal" officeooo:rsid="001d7b90" style:font-size-asian="12pt" style:font-weight-asian="bold" style:font-size-complex="12pt" style:font-weight-complex="bold"/>
    </style:style>
    <style:style style:name="T13" style:family="text">
      <style:text-properties fo:font-variant="normal" fo:text-transform="none" fo:color="#000000" style:font-name="Verdana1" fo:font-size="11.25pt" fo:letter-spacing="normal" fo:font-style="normal" fo:font-weight="normal" officeooo:rsid="002983cc"/>
    </style:style>
    <style:style style:name="T14" style:family="text">
      <style:text-properties fo:font-variant="normal" fo:text-transform="none" fo:color="#000000" style:font-name="Verdana1" fo:font-size="11.25pt" fo:letter-spacing="normal" fo:font-style="normal" fo:font-weight="bold"/>
    </style:style>
    <style:style style:name="T15" style:family="text">
      <style:text-properties fo:font-variant="normal" fo:text-transform="none" fo:color="#000000" style:font-name="Verdana1" fo:font-size="11.25pt" fo:letter-spacing="normal" fo:font-style="normal" fo:font-weight="bold" officeooo:rsid="001d7b90" style:font-size-asian="12pt" style:font-weight-asian="bold" style:font-size-complex="12pt" style:font-weight-complex="bold"/>
    </style:style>
    <style:style style:name="T16" style:family="text">
      <style:text-properties fo:font-variant="normal" fo:text-transform="none" fo:color="#000000" style:font-name="arial" fo:font-size="12pt" fo:letter-spacing="normal" fo:font-style="normal" fo:font-weight="bold" officeooo:rsid="00262942" style:font-size-asian="12pt" style:font-weight-asian="bold" style:font-size-complex="12pt" style:font-weight-complex="bold"/>
    </style:style>
    <style:style style:name="T17" style:family="text">
      <style:text-properties fo:font-variant="normal" fo:text-transform="none" fo:color="#000000" style:font-name="arial" fo:font-size="12pt" fo:letter-spacing="normal" fo:font-style="normal" fo:font-weight="normal" officeooo:rsid="00262942" style:font-size-asian="12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officeooo:rsid="0027f918" style:font-size-asian="12pt" style:font-weight-asian="normal" style:font-size-complex="12pt" style:font-weight-complex="normal"/>
    </style:style>
    <style:style style:name="T19" style:family="text">
      <style:text-properties fo:font-variant="normal" fo:text-transform="none" style:font-name="arial" fo:letter-spacing="normal" fo:font-style="normal"/>
    </style:style>
    <style:style style:name="T20" style:family="text">
      <style:text-properties style:use-window-font-color="true" style:font-name="verdana:greneva:sans-serif"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1" style:family="text">
      <style:text-properties fo:color="#000000" style:font-name="arial" fo:font-weight="bold" style:font-weight-asian="bold" style:font-weight-complex="bold"/>
    </style:style>
    <style:style style:name="T22" style:family="text">
      <style:text-properties fo:color="#000000" style:font-name="arial" style:font-weight-asian="normal" style:font-weight-complex="normal"/>
    </style:style>
    <style:style style:name="T23" style:family="text">
      <style:text-properties style:font-name="arial" fo:font-size="12pt" fo:font-weight="bold" style:font-size-asian="12pt" style:font-weight-asian="bold" style:font-size-complex="12pt" style:font-weight-complex="bold"/>
    </style:style>
    <style:style style:name="T24" style:family="text">
      <style:text-properties style:font-name="arial" fo:font-size="12pt" style:font-size-asian="12pt" style:font-size-complex="12pt"/>
    </style:style>
    <style:style style:name="T25" style:family="text">
      <style:text-properties officeooo:rsid="00229818"/>
    </style:style>
    <style:style style:name="T26" style:family="text">
      <style:text-properties style:font-name="Verdana1" fo:font-size="11.25pt"/>
    </style:style>
    <style:style style:name="T27" style:family="text">
      <style:text-properties style:font-name="Verdana1" fo:font-size="11.25pt" fo:font-weight="normal"/>
    </style:style>
    <style:style style:name="T28" style:family="text">
      <style:text-properties style:text-line-through-style="none" style:text-line-through-type="none" style:text-underline-style="none" officeooo:rsid="00229818" style:text-blinking="false" style:font-size-asian="12pt" style:font-weight-asian="bold" style:font-size-complex="12pt" style:font-weight-complex="bold"/>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bold" officeooo:rsid="0025ed8a" style:font-weight-asian="bold" style:font-weight-complex="bold"/>
    </style:style>
    <style:style style:name="T32" style:family="text">
      <style:text-properties officeooo:rsid="00262942"/>
    </style:style>
    <style:style style:name="T33" style:family="text">
      <style:text-properties style:font-name="verdana:genera"/>
    </style:style>
    <style:style style:name="T34" style:family="text">
      <style:text-properties style:font-name="verdana:genera" officeooo:rsid="00262942"/>
    </style:style>
    <style:style style:name="T35" style:family="text">
      <style:text-properties style:font-name="verdana:Genera"/>
    </style:style>
    <style:style style:name="T36" style:family="text">
      <style:text-properties style:font-name="verdana:Genera" officeooo:rsid="00262942"/>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What is JavaScript?</text:h>
      <text:p text:style-name="P7"/>
      <text:p text:style-name="P2">JavaScript is a loosely-typed client side scripting language that executes in the user's browser. JavaScript interact with html elements (DOM elements) in order to make interactive web user interface. JavaScript can be used in various activities like data validation, display popup messages, handling different events of DOM elements, modifying style of DOM elements etc.</text:p>
      <text:p text:style-name="P2">In early 1995, Brendan Eich from Netscape, took charge of design and implementation of a new language for non-java programmers to give access of newly added Java support in Netscape navigator.</text:p>
      <text:p text:style-name="P3">2. How is it different from other scripting languages?</text:p>
      <text:p text:style-name="P1"><text:span text:style-name="T1">JavaScript traditionally runs </text:span><text:span text:style-name="Emphasis"><text:span text:style-name="T20">client-side</text:span></text:span><text:span text:style-name="T1">, meaning in the user's browser. Therefore it's excellent at things like validating forms, showing/hiding elements dynamically, animations, and speaking to the server in the background using AJAX. JavaScript you write can be viewed by anybody visiting your site, and is therefore </text:span><text:span text:style-name="Emphasis"><text:span text:style-name="T20">not </text:span></text:span><text:span text:style-name="T1">a good place to do security-sensitive things like CAPTCHA verification, etc.</text:span></text:p>
      <text:h text:style-name="P45" text:outline-level="2">JavaScript compared with Python:</text:h>
      <text:list xml:id="list4938882549607772809" text:style-name="L1">
        <text:list-item>
          <text:p text:style-name="P12">JavaScript was originally designed to support HTML pages in the browser. Python was made to run from the command line to support servers (and desktops).</text:p>
        </text:list-item>
        <text:list-item>
          <text:p text:style-name="P13">Both languages are now supporting larger communities. Python is popular as a data processing language in the social sciences. JavaScript is found now on servers and other locations.</text:p>
        </text:list-item>
      </text:list>
      <text:h text:style-name="P46" text:outline-level="2">JavaScript compared withPHP</text:h>
      <text:list xml:id="list7902698384931882053" text:style-name="L2">
        <text:list-item>
          <text:p text:style-name="P20">Both are scripting languages that were originally interpreted at runtime but are now often transformed by a JIT compiler.</text:p>
        </text:list-item>
        <text:list-item>
          <text:p text:style-name="P20">Both offer dynamically typed variables.</text:p>
        </text:list-item>
        <text:list-item>
          <text:p text:style-name="P20"><text:soft-page-break/>In the beginning, PHP was designed for servers to assemble HTML files and JavaScript ran inside the browser on the client. Now JavaScript is also building HTML files on the server too.</text:p>
        </text:list-item>
      </text:list>
      <text:h text:style-name="P4" text:outline-level="2">JavaScript compared with Ruby</text:h>
      <text:list xml:id="list5814915957150161818" text:style-name="L3">
        <text:list-item>
          <text:p text:style-name="P21">JavaScript was once limited to running in the client’s browser, while Ruby ran on the server with the Rails framework.</text:p>
        </text:list-item>
        <text:list-item>
          <text:p text:style-name="P21">JavaScript running in Node.js on the server is borrowing many ideas from the Ruby on Rails framework.</text:p>
        </text:list-item>
        <text:list-item>
          <text:p text:style-name="P21">Both Ruby and JavaScript are dynamically typed.</text:p>
        </text:list-item>
      </text:list>
      <text:p text:style-name="P5"/>
      <text:p text:style-name="P6">Advantages of JavaScript:</text:p>
      <text:list xml:id="list911758440122320866" text:style-name="L4">
        <text:list-item>
          <text:p text:style-name="P24">JavaScript is easy to learn.</text:p>
        </text:list-item>
        <text:list-item>
          <text:p text:style-name="P24">It executes on client's browser, so eliminates server side processing.</text:p>
        </text:list-item>
        <text:list-item>
          <text:p text:style-name="P24">It executes on any OS.</text:p>
        </text:list-item>
        <text:list-item>
          <text:p text:style-name="P24">JavaScript can be used with any type of web page e.g. PHP, ASP.NET, Perl etc.</text:p>
        </text:list-item>
        <text:list-item>
          <text:p text:style-name="P24">Performance of web page increases due to client side execution.</text:p>
        </text:list-item>
        <text:list-item>
          <text:p text:style-name="P24">JavaScript code can be minified to decrease loading time from server.</text:p>
        </text:list-item>
        <text:list-item>
          <text:p text:style-name="P24">Many JavaScript based application frameworks are available in the market to create Single page web applications e.g. ExtJS, AngularJS.</text:p>
        </text:list-item>
      </text:list>
      <text:p text:style-name="P30">4. Name few Open Source Libraries built on JavaScript?</text:p>
      <text:list xml:id="list3969066094035464222" text:style-name="L5">
        <text:list-item>
          <text:p text:style-name="P26">jQuery</text:p>
        </text:list-item>
        <text:list-item>
          <text:p text:style-name="P26"><text:s/><text:span text:style-name="T25">React</text:span></text:p>
        </text:list-item>
        <text:list-item>
          <text:p text:style-name="P41"><text:span text:style-name="T4">D3.js</text:span></text:p>
        </text:list-item>
        <text:list-item>
          <text:p text:style-name="P26">Backbone</text:p>
        </text:list-item>
        <text:list-item>
          <text:p text:style-name="P25"><text:soft-page-break/>Meteor</text:p>
        </text:list-item>
        <text:list-item>
          <text:p text:style-name="P28">AngularJS</text:p>
        </text:list-item>
        <text:list-item>
          <text:p text:style-name="P27">Knockout</text:p>
        </text:list-item>
      </text:list>
      <text:p text:style-name="P29">5. How do you include a JS file inside your HTML script?</text:p>
      <text:p text:style-name="P31"><text:span text:style-name="T28"><text:tab/></text:span><text:span text:style-name="T27">There is a flexibility given to include JavaScript code anywhere in an HTML document.</text:span></text:p>
      <text:list xml:id="list1669716010600224918" text:style-name="L7">
        <text:list-item>
          <text:p text:style-name="P33">Script in &lt;head&gt;...&lt;/head&gt; section</text:p>
        </text:list-item>
        <text:list-item>
          <text:p text:style-name="P33">Script in &lt;body&gt;...&lt;/body&gt; section.</text:p>
        </text:list-item>
        <text:list-item>
          <text:p text:style-name="P33">Script in &lt;body&gt;...&lt;/body&gt; and &lt;head&gt;...&lt;/head&gt; sections.</text:p>
        </text:list-item>
        <text:list-item>
          <text:p text:style-name="P33">Script in an external file and then include in &lt;head&gt;...&lt;/head&gt; section.</text:p>
        </text:list-item>
      </text:list>
      <text:p text:style-name="P37"><text:span text:style-name="T6">The </text:span><text:span text:style-name="T7">&lt;</text:span><text:span text:style-name="T8">script</text:span><text:span text:style-name="T9">&gt; </text:span><text:span text:style-name="T6">tag provides a mechanism to allow you to store JavaScript in an external file and then include it into your HTML files.you can include an external JavaScript file in your HTML code using </text:span><text:span text:style-name="T8">script</text:span><text:span text:style-name="T6"> tag and its </text:span><text:span text:style-name="T8">src </text:span><text:span text:style-name="T6">attribute.</text:span></text:p>
      <text:p text:style-name="P38"><text:span text:style-name="T10">&lt;head&gt; and &lt;body&gt; sections Syntax:</text:span></text:p>
      <text:p text:style-name="P38"><text:span text:style-name="T10"><text:tab/>&lt;head&gt;</text:span></text:p>
      <text:p text:style-name="P38"><text:span text:style-name="T10"><text:tab/><text:tab/>&lt;script&gt;</text:span></text:p>
      <text:p text:style-name="P38"><text:span text:style-name="T10"><text:tab/><text:tab/><text:tab/>.............</text:span></text:p>
      <text:p text:style-name="P38"><text:span text:style-name="T10"><text:tab/><text:tab/><text:tab/>..............</text:span></text:p>
      <text:p text:style-name="P38"><text:span text:style-name="T10"><text:tab/><text:tab/>&lt;/script&gt;</text:span></text:p>
      <text:p text:style-name="P38"><text:span text:style-name="T10"><text:tab/>&lt;/head&gt;</text:span></text:p>
      <text:p text:style-name="P39"><text:span text:style-name="T5">External script?</text:span></text:p>
      <text:p text:style-name="P39"><text:span text:style-name="T5">&lt;script type=”text/javascript” src=”..............”&gt;&lt;/script&gt;</text:span></text:p>
      <text:p text:style-name="P39"><text:span text:style-name="T5"/></text:p>
      <text:p text:style-name="P39"><text:soft-page-break/><text:span text:style-name="T5"/></text:p>
      <text:p text:style-name="P39"><text:span text:style-name="T5"/></text:p>
      <text:p text:style-name="P40"><text:span text:style-name="T19">6. What is the file extension for JavaScript?</text:span></text:p>
      <text:p text:style-name="P35"><text:span text:style-name="T24">To use JavaScript from an external file source, we need to write all your JavaScript source code in a simple text file with the extension </text:span><text:span text:style-name="T23">".js"</text:span></text:p>
      <text:p text:style-name="P36"><text:span text:style-name="T24">External scripts are practical when the same code is used in many different web pages.</text:span></text:p>
      <text:p text:style-name="P19"><text:span text:style-name="T3">JavaScript files have the file extension</text:span><text:span text:style-name="Strong_20_Emphasis"><text:span text:style-name="T2">.js</text:span></text:span><text:span text:style-name="T2">.</text:span></text:p>
      <text:p text:style-name="P16">To use an external script, put the name of the script file in the <text:span text:style-name="T30">src (source)</text:span> attribute of a <text:span text:style-name="T30">&lt;script&gt; tag.</text:span></text:p>
      <text:p text:style-name="P17"><text:span text:style-name="T31">7.</text:span><text:span text:style-name="T21"> How do you start a JS code?</text:span></text:p>
      <text:p text:style-name="P15"><text:span text:style-name="T16"><text:tab/></text:span><text:span text:style-name="T17">Based on the requirement we write javascript code declaring the varibles before the function that is called global variable.</text:span><text:span text:style-name="T18">or starting with the function.</text:span></text:p>
      <text:p text:style-name="P10">&lt;script&gt;</text:p>
      <text:p text:style-name="P10">function myFunction(){</text:p>
      <text:p text:style-name="P10">var x;</text:p>
      <text:p text:style-name="P10">......</text:p>
      <text:p text:style-name="P10">........</text:p>
      <text:p text:style-name="P10">}</text:p>
      <text:p text:style-name="P10">&lt;/script&gt;</text:p>
      <text:p text:style-name="P11">or </text:p>
      <text:p text:style-name="P11">&lt;script&gt;</text:p>
      <text:p text:style-name="P11">var x;</text:p>
      <text:p text:style-name="P11">function myFunction(){</text:p>
      <text:p text:style-name="P11">........................</text:p>
      <text:p text:style-name="P11">.......................</text:p>
      <text:p text:style-name="P11">}</text:p>
      <text:p text:style-name="P11">&lt;/script&gt;</text:p>
      <text:p text:style-name="P18"/>
      <text:p text:style-name="P34"><text:span text:style-name="T23"/></text:p>
      <text:p text:style-name="P32"><text:soft-page-break/></text:p>
      <text:p text:style-name="P22">8. What are the various variable types in JS?.</text:p>
      <text:p text:style-name="P23"><text:span text:style-name="T12">Variables are declared with the </text:span><text:span text:style-name="T15">var </text:span><text:span text:style-name="T12">keyword.</text:span><text:span text:style-name="T11">Storing a value in a variable is called </text:span><text:span text:style-name="T14">variable initialization</text:span><text:span text:style-name="T11">.</text:span></text:p>
      <text:p text:style-name="P23"><text:span text:style-name="T11"><text:s/></text:span><text:span text:style-name="T13">JavaScript variables have only two scopes.</text:span></text:p>
      <text:list xml:id="list3870617483551160851" text:style-name="L8">
        <text:list-item>
          <text:p text:style-name="P43"><text:span text:style-name="T29">Global Variables</text:span>− A global variable has global scope which means it can be defined anywhere in your JavaScript code.</text:p>
        </text:list-item>
        <text:list-item>
          <text:p text:style-name="P43"><text:span text:style-name="T29">Local Variables</text:span>− A local variable will be visible only within a function where it is defined. Function parameters are always local to that function.</text:p>
        </text:list-item>
      </text:list>
      <text:p text:style-name="P42"/>
      <text:p text:style-name="P42">JavaScript allows you to work with three primitive data types −</text:p>
      <text:list xml:id="list5282436259497717871" text:style-name="L9">
        <text:list-item>
          <text:p text:style-name="P44"><text:span text:style-name="T29">Numbers, </text:span>eg. 123, 120.50 etc.</text:p>
        </text:list-item>
        <text:list-item>
          <text:p text:style-name="P44"><text:span text:style-name="T29">Strings </text:span>of text e.g. "This text string" etc.</text:p>
        </text:list-item>
        <text:list-item>
          <text:p text:style-name="P44"><text:span text:style-name="T29">Boolean </text:span>e.g. true or false.</text:p>
        </text:list-item>
      </text:list>
      <text:p text:style-name="P42"/>
      <text:p text:style-name="Text_20_body"><text:line-break/></text:p>
      <text:p text:style-name="P5"/>
      <text:p text:style-name="P1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itter" svg:font-family="Bitter"/>
    <style:font-face style:name="Consolas" svg:font-family="Consolas, Menlo, Monaco, 'Lucida Console', 'Liberation Mono', 'DejaVu Sans Mono', 'Bitstream Vera Sans Mono', 'Courier New', monospace, sans-serif"/>
    <style:font-face style:name="Lato" svg:font-family="Lato, LatoFallback, Arial, sans-serif"/>
    <style:font-face style:name="Open Sans" svg:font-family="'Open Sans', Helvetica, sans-serif"/>
    <style:font-face style:name="PT Serif" svg:font-family="'PT Serif', serif"/>
    <style:font-face style:name="Verdana1" svg:font-family="Verdana, Geneva, Tahoma, Arial, Helvetica, sans-serif"/>
    <style:font-face style:name="Verdana" svg:font-family="Verdana, Geneva, sans-serif"/>
    <style:font-face style:name="Verdana2" svg:font-family="Verdana, sans-serif"/>
    <style:font-face style:name="arial" svg:font-family="arial"/>
    <style:font-face style:name="inherit" svg:font-family="inherit"/>
    <style:font-face style:name="roboto" svg:font-family="roboto, sans-serif"/>
    <style:font-face style:name="verdana:Genera" svg:font-family="verdana:Genera"/>
    <style:font-face style:name="verdana:genera" svg:font-family="verdana:genera"/>
    <style:font-face style:name="verdana:geneva" svg:font-family="verdana:geneva"/>
    <style:font-face style:name="verdana:greneva:" svg:font-family="verdana:greneva:"/>
    <style:font-face style:name="FreeSans1" svg:font-family="FreeSans" style:font-family-generic="swiss"/>
    <style:font-face style:name="verdana:greneva:sans-serif" svg:font-family="verdana:greneva: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10:25:53.289161060</meta:creation-date>
    <dc:date>2018-09-10T09:31:49.686701198</dc:date>
    <meta:editing-duration>PT44M24S</meta:editing-duration>
    <meta:editing-cycles>5</meta:editing-cycles>
    <meta:generator>LibreOffice/5.1.6.2$Linux_X86_64 LibreOffice_project/10m0$Build-2</meta:generator>
    <meta:document-statistic meta:table-count="0" meta:image-count="0" meta:object-count="0" meta:page-count="5" meta:paragraph-count="80" meta:word-count="780" meta:character-count="4840" meta:non-whitespace-character-count="4152"/>
  </office:meta>
</office:document-meta>
</file>